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Kawhi Leonard (15354786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48366342793391" calcext:value-type="float">
            <text:p>1.48366342793391</text:p>
          </table:table-cell>
          <table:table-cell office:value-type="float" office:value="41.45" calcext:value-type="float">
            <text:p>41.45</text:p>
          </table:table-cell>
          <table:table-cell office:value-type="float" office:value="11800" calcext:value-type="float">
            <text:p>11800</text:p>
          </table:table-cell>
          <table:table-cell table:formula="of:=[.D2]*10000/[.F2]" office:value-type="float" office:value="1.25734188807958" calcext:value-type="float">
            <text:p>1.25734188807958</text:p>
          </table:table-cell>
          <table:table-cell table:formula="of:=[.D2]*[.E2]" office:value-type="float" office:value="61.4978490878605" calcext:value-type="float">
            <text:p>61.4978490878605</text:p>
          </table:table-cell>
          <table:table-cell table:formula="of:=[.H2]*1.5" office:value-type="float" office:value="92.2467736317907" calcext:value-type="float">
            <text:p>92.2467736317907</text:p>
          </table:table-cell>
          <table:table-cell table:formula="of:=1000*[.H2]/[.F2]" office:value-type="float" office:value="5.21168212608987" calcext:value-type="float">
            <text:p>5.21168212608987</text:p>
          </table:table-cell>
          <table:table-cell table:number-columns-repeated="4"/>
          <table:table-cell office:value-type="string" calcext:value-type="string">
            <text:p>DAL</text:p>
          </table:table-cell>
          <table:table-cell table:formula="of:=SUMIF([.C2:.C30];[.O2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Nikola Jokic (15354787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38286442219909" calcext:value-type="float">
            <text:p>1.38286442219909</text:p>
          </table:table-cell>
          <table:table-cell office:value-type="float" office:value="39.63" calcext:value-type="float">
            <text:p>39.63</text:p>
          </table:table-cell>
          <table:table-cell office:value-type="float" office:value="11400" calcext:value-type="float">
            <text:p>11400</text:p>
          </table:table-cell>
          <table:table-cell table:formula="of:=[.D3]*10000/[.F3]" office:value-type="float" office:value="1.21303896684131" calcext:value-type="float">
            <text:p>1.21303896684131</text:p>
          </table:table-cell>
          <table:table-cell table:style-name="ce2" table:formula="of:=[.D3]*[.E3]" office:value-type="float" office:value="54.8029170517499" calcext:value-type="float">
            <text:p>54.8029170517499</text:p>
          </table:table-cell>
          <table:table-cell table:formula="of:=[.H3]*1.5" office:value-type="float" office:value="82.2043755776248" calcext:value-type="float">
            <text:p>82.2043755776248</text:p>
          </table:table-cell>
          <table:table-cell table:formula="of:=1000*[.H3]/[.F3]" office:value-type="float" office:value="4.8072734255921" calcext:value-type="float">
            <text:p>4.8072734255921</text:p>
          </table:table-cell>
          <table:table-cell table:formula="of:=TRIM([.C3])" office:value-type="string" office:string-value="DEN" calcext:value-type="string">
            <text:p>DEN</text:p>
          </table:table-cell>
          <table:table-cell table:number-columns-repeated="3"/>
          <table:table-cell office:value-type="string" calcext:value-type="string">
            <text:p>LAC</text:p>
          </table:table-cell>
          <table:table-cell table:formula="of:=SUMIF([.C2:.C30];[.O3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Jamal Murray (15354788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5071954185723" calcext:value-type="float">
            <text:p>1.05071954185723</text:p>
          </table:table-cell>
          <table:table-cell office:value-type="float" office:value="40.78" calcext:value-type="float">
            <text:p>40.78</text:p>
          </table:table-cell>
          <table:table-cell office:value-type="float" office:value="10200" calcext:value-type="float">
            <text:p>10200</text:p>
          </table:table-cell>
          <table:table-cell table:formula="of:=[.D4]*10000/[.F4]" office:value-type="float" office:value="1.03011719789924" calcext:value-type="float">
            <text:p>1.03011719789924</text:p>
          </table:table-cell>
          <table:table-cell table:style-name="ce2" table:formula="of:=[.D4]*[.E4]" office:value-type="float" office:value="42.8483429169377" calcext:value-type="float">
            <text:p>42.8483429169377</text:p>
          </table:table-cell>
          <table:table-cell table:formula="of:=[.H4]*1.5" office:value-type="float" office:value="64.2725143754065" calcext:value-type="float">
            <text:p>64.2725143754065</text:p>
          </table:table-cell>
          <table:table-cell table:formula="of:=1000*[.H4]/[.F4]" office:value-type="float" office:value="4.2008179330331" calcext:value-type="float">
            <text:p>4.2008179330331</text:p>
          </table:table-cell>
          <table:table-cell table:formula="of:=TRIM([.C4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Paul George (15354789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2634430282146" calcext:value-type="float">
            <text:p>1.2634430282146</text:p>
          </table:table-cell>
          <table:table-cell office:value-type="float" office:value="39.2" calcext:value-type="float">
            <text:p>39.2</text:p>
          </table:table-cell>
          <table:table-cell office:value-type="float" office:value="9800" calcext:value-type="float">
            <text:p>9800</text:p>
          </table:table-cell>
          <table:table-cell table:formula="of:=[.D5]*10000/[.F5]" office:value-type="float" office:value="1.28922757981081" calcext:value-type="float">
            <text:p>1.28922757981081</text:p>
          </table:table-cell>
          <table:table-cell table:formula="of:=[.D5]*[.E5]" office:value-type="float" office:value="49.5269667060123" calcext:value-type="float">
            <text:p>49.5269667060123</text:p>
          </table:table-cell>
          <table:table-cell table:formula="of:=[.H5]*1.5" office:value-type="float" office:value="74.2904500590184" calcext:value-type="float">
            <text:p>74.2904500590184</text:p>
          </table:table-cell>
          <table:table-cell table:formula="of:=1000*[.H5]/[.F5]" office:value-type="float" office:value="5.05377211285839" calcext:value-type="float">
            <text:p>5.05377211285839</text:p>
          </table:table-cell>
          <table:table-cell table:number-columns-repeated="6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Lou Williams (15354791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07398607397311" calcext:value-type="float">
            <text:p>1.07398607397311</text:p>
          </table:table-cell>
          <table:table-cell office:value-type="float" office:value="20" calcext:value-type="float">
            <text:p>20</text:p>
          </table:table-cell>
          <table:table-cell office:value-type="float" office:value="8400" calcext:value-type="float">
            <text:p>8400</text:p>
          </table:table-cell>
          <table:table-cell table:formula="of:=[.D6]*10000/[.F6]" office:value-type="float" office:value="1.27855484996799" calcext:value-type="float">
            <text:p>1.27855484996799</text:p>
          </table:table-cell>
          <table:table-cell table:formula="of:=[.D6]*[.E6]" office:value-type="float" office:value="21.4797214794622" calcext:value-type="float">
            <text:p>21.4797214794622</text:p>
          </table:table-cell>
          <table:table-cell table:formula="of:=[.H6]*1.5" office:value-type="float" office:value="32.2195822191933" calcext:value-type="float">
            <text:p>32.2195822191933</text:p>
          </table:table-cell>
          <table:table-cell table:formula="of:=1000*[.H6]/[.F6]" office:value-type="float" office:value="2.55710969993598" calcext:value-type="float">
            <text:p>2.55710969993598</text:p>
          </table:table-cell>
          <table:table-cell table:formula="of:=TRIM([.C6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Michael Porter Jr. (15354792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2614556996122" calcext:value-type="float">
            <text:p>1.02614556996122</text:p>
          </table:table-cell>
          <table:table-cell office:value-type="float" office:value="26.75" calcext:value-type="float">
            <text:p>26.75</text:p>
          </table:table-cell>
          <table:table-cell office:value-type="float" office:value="7600" calcext:value-type="float">
            <text:p>7600</text:p>
          </table:table-cell>
          <table:table-cell table:formula="of:=[.D7]*10000/[.F7]" office:value-type="float" office:value="1.35019153942265" calcext:value-type="float">
            <text:p>1.35019153942265</text:p>
          </table:table-cell>
          <table:table-cell table:formula="of:=[.D7]*[.E7]" office:value-type="float" office:value="27.4493939964625" calcext:value-type="float">
            <text:p>27.4493939964625</text:p>
          </table:table-cell>
          <table:table-cell table:formula="of:=[.H7]*1.5" office:value-type="float" office:value="41.1740909946938" calcext:value-type="float">
            <text:p>41.1740909946938</text:p>
          </table:table-cell>
          <table:table-cell table:formula="of:=1000*[.H7]/[.F7]" office:value-type="float" office:value="3.6117623679556" calcext:value-type="float">
            <text:p>3.6117623679556</text:p>
          </table:table-cell>
          <table:table-cell table:formula="of:=TRIM([.C7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Ivica Zubac (15354793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10300166919661" calcext:value-type="float">
            <text:p>1.10300166919661</text:p>
          </table:table-cell>
          <table:table-cell office:value-type="float" office:value="29.85" calcext:value-type="float">
            <text:p>29.85</text:p>
          </table:table-cell>
          <table:table-cell office:value-type="float" office:value="6800" calcext:value-type="float">
            <text:p>6800</text:p>
          </table:table-cell>
          <table:table-cell table:formula="of:=[.D8]*10000/[.F8]" office:value-type="float" office:value="1.62206127823031" calcext:value-type="float">
            <text:p>1.62206127823031</text:p>
          </table:table-cell>
          <table:table-cell table:formula="of:=[.D8]*[.E8]" office:value-type="float" office:value="32.9245998255188" calcext:value-type="float">
            <text:p>32.9245998255188</text:p>
          </table:table-cell>
          <table:table-cell table:formula="of:=[.H8]*1.5" office:value-type="float" office:value="49.3868997382782" calcext:value-type="float">
            <text:p>49.3868997382782</text:p>
          </table:table-cell>
          <table:table-cell table:formula="of:=1000*[.H8]/[.F8]" office:value-type="float" office:value="4.84185291551747" calcext:value-type="float">
            <text:p>4.84185291551747</text:p>
          </table:table-cell>
          <table:table-cell table:number-columns-repeated="6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Jerami Grant (15354794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754324465579221" calcext:value-type="float">
            <text:p>0.754324465579221</text:p>
          </table:table-cell>
          <table:table-cell office:value-type="float" office:value="20.07" calcext:value-type="float">
            <text:p>20.07</text:p>
          </table:table-cell>
          <table:table-cell office:value-type="float" office:value="6200" calcext:value-type="float">
            <text:p>6200</text:p>
          </table:table-cell>
          <table:table-cell table:formula="of:=[.D9]*10000/[.F9]" office:value-type="float" office:value="1.21665236383745" calcext:value-type="float">
            <text:p>1.21665236383745</text:p>
          </table:table-cell>
          <table:table-cell table:formula="of:=[.D9]*[.E9]" office:value-type="float" office:value="15.139292024175" calcext:value-type="float">
            <text:p>15.139292024175</text:p>
          </table:table-cell>
          <table:table-cell table:formula="of:=[.H9]*1.5" office:value-type="float" office:value="22.7089380362624" calcext:value-type="float">
            <text:p>22.7089380362624</text:p>
          </table:table-cell>
          <table:table-cell table:formula="of:=1000*[.H9]/[.F9]" office:value-type="float" office:value="2.44182129422177" calcext:value-type="float">
            <text:p>2.44182129422177</text:p>
          </table:table-cell>
          <table:table-cell table:formula="of:=TRIM([.C9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Marcus Morris Sr. (15354795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73896660228957" calcext:value-type="float">
            <text:p>0.73896660228957</text:p>
          </table:table-cell>
          <table:table-cell office:value-type="float" office:value="34" calcext:value-type="float">
            <text:p>34</text:p>
          </table:table-cell>
          <table:table-cell office:value-type="float" office:value="5600" calcext:value-type="float">
            <text:p>5600</text:p>
          </table:table-cell>
          <table:table-cell table:formula="of:=[.D10]*10000/[.F10]" office:value-type="float" office:value="1.31958321837423" calcext:value-type="float">
            <text:p>1.31958321837423</text:p>
          </table:table-cell>
          <table:table-cell table:style-name="ce2" table:formula="of:=[.D10]*[.E10]" office:value-type="float" office:value="25.1248644778454" calcext:value-type="float">
            <text:p>25.1248644778454</text:p>
          </table:table-cell>
          <table:table-cell table:formula="of:=[.H10]*1.5" office:value-type="float" office:value="37.6872967167681" calcext:value-type="float">
            <text:p>37.6872967167681</text:p>
          </table:table-cell>
          <table:table-cell table:formula="of:=1000*[.H10]/[.F10]" office:value-type="float" office:value="4.48658294247239" calcext:value-type="float">
            <text:p>4.48658294247239</text:p>
          </table:table-cell>
          <table:table-cell table:number-columns-repeated="6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Paul Millsap (15354796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950784655878128" calcext:value-type="float">
            <text:p>0.950784655878128</text:p>
          </table:table-cell>
          <table:table-cell office:value-type="float" office:value="21.25" calcext:value-type="float">
            <text:p>21.25</text:p>
          </table:table-cell>
          <table:table-cell office:value-type="float" office:value="5200" calcext:value-type="float">
            <text:p>5200</text:p>
          </table:table-cell>
          <table:table-cell table:formula="of:=[.D11]*10000/[.F11]" office:value-type="float" office:value="1.82843203053486" calcext:value-type="float">
            <text:p>1.82843203053486</text:p>
          </table:table-cell>
          <table:table-cell table:formula="of:=[.D11]*[.E11]" office:value-type="float" office:value="20.2041739374102" calcext:value-type="float">
            <text:p>20.2041739374102</text:p>
          </table:table-cell>
          <table:table-cell table:formula="of:=[.H11]*1.5" office:value-type="float" office:value="30.3062609061153" calcext:value-type="float">
            <text:p>30.3062609061153</text:p>
          </table:table-cell>
          <table:table-cell table:formula="of:=1000*[.H11]/[.F11]" office:value-type="float" office:value="3.88541806488658" calcext:value-type="float">
            <text:p>3.88541806488658</text:p>
          </table:table-cell>
          <table:table-cell table:formula="of:=TRIM([.C11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Gary Harris (15354797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42442910180412" calcext:value-type="float">
            <text:p>0.642442910180412</text:p>
          </table:table-cell>
          <table:table-cell office:value-type="float" office:value="42.2" calcext:value-type="float">
            <text:p>42.2</text:p>
          </table:table-cell>
          <table:table-cell office:value-type="float" office:value="4800" calcext:value-type="float">
            <text:p>4800</text:p>
          </table:table-cell>
          <table:table-cell table:formula="of:=[.D12]*10000/[.F12]" office:value-type="float" office:value="1.33842272954253" calcext:value-type="float">
            <text:p>1.33842272954253</text:p>
          </table:table-cell>
          <table:table-cell table:style-name="ce2" table:formula="of:=[.D12]*[.E12]" office:value-type="float" office:value="27.1110908096134" calcext:value-type="float">
            <text:p>27.1110908096134</text:p>
          </table:table-cell>
          <table:table-cell table:formula="of:=[.H12]*1.5" office:value-type="float" office:value="40.6666362144201" calcext:value-type="float">
            <text:p>40.6666362144201</text:p>
          </table:table-cell>
          <table:table-cell table:formula="of:=1000*[.H12]/[.F12]" office:value-type="float" office:value="5.64814391866946" calcext:value-type="float">
            <text:p>5.64814391866946</text:p>
          </table:table-cell>
          <table:table-cell table:formula="of:=TRIM([.C12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Montrezl Harrell (15354798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12959616888175" calcext:value-type="float">
            <text:p>1.12959616888175</text:p>
          </table:table-cell>
          <table:table-cell office:value-type="float" office:value="15.43" calcext:value-type="float">
            <text:p>15.43</text:p>
          </table:table-cell>
          <table:table-cell office:value-type="float" office:value="4400" calcext:value-type="float">
            <text:p>4400</text:p>
          </table:table-cell>
          <table:table-cell table:formula="of:=[.D13]*10000/[.F13]" office:value-type="float" office:value="2.56726402018579" calcext:value-type="float">
            <text:p>2.56726402018579</text:p>
          </table:table-cell>
          <table:table-cell table:formula="of:=[.D13]*[.E13]" office:value-type="float" office:value="17.4296688858454" calcext:value-type="float">
            <text:p>17.4296688858454</text:p>
          </table:table-cell>
          <table:table-cell table:formula="of:=[.H13]*1.5" office:value-type="float" office:value="26.144503328768" calcext:value-type="float">
            <text:p>26.144503328768</text:p>
          </table:table-cell>
          <table:table-cell table:formula="of:=1000*[.H13]/[.F13]" office:value-type="float" office:value="3.96128838314667" calcext:value-type="float">
            <text:p>3.96128838314667</text:p>
          </table:table-cell>
          <table:table-cell table:formula="of:=TRIM([.C13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Patrick Beverley (15354799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872575591876699" calcext:value-type="float">
            <text:p>0.872575591876699</text:p>
          </table:table-cell>
          <table:table-cell office:value-type="float" office:value="27" calcext:value-type="float">
            <text:p>27</text:p>
          </table:table-cell>
          <table:table-cell office:value-type="float" office:value="4000" calcext:value-type="float">
            <text:p>4000</text:p>
          </table:table-cell>
          <table:table-cell table:formula="of:=[.D14]*10000/[.F14]" office:value-type="float" office:value="2.18143897969175" calcext:value-type="float">
            <text:p>2.18143897969175</text:p>
          </table:table-cell>
          <table:table-cell table:formula="of:=[.D14]*[.E14]" office:value-type="float" office:value="23.5595409806709" calcext:value-type="float">
            <text:p>23.5595409806709</text:p>
          </table:table-cell>
          <table:table-cell table:formula="of:=[.H14]*1.5" office:value-type="float" office:value="35.3393114710063" calcext:value-type="float">
            <text:p>35.3393114710063</text:p>
          </table:table-cell>
          <table:table-cell table:formula="of:=1000*[.H14]/[.F14]" office:value-type="float" office:value="5.88988524516772" calcext:value-type="float">
            <text:p>5.88988524516772</text:p>
          </table:table-cell>
          <table:table-cell table:formula="of:=TRIM([.C14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Monte Morris (15354800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82847442560838" calcext:value-type="float">
            <text:p>0.82847442560838</text:p>
          </table:table-cell>
          <table:table-cell office:value-type="float" office:value="15.97" calcext:value-type="float">
            <text:p>15.97</text:p>
          </table:table-cell>
          <table:table-cell office:value-type="float" office:value="3600" calcext:value-type="float">
            <text:p>3600</text:p>
          </table:table-cell>
          <table:table-cell table:formula="of:=[.D15]*10000/[.F15]" office:value-type="float" office:value="2.30131784891217" calcext:value-type="float">
            <text:p>2.30131784891217</text:p>
          </table:table-cell>
          <table:table-cell table:formula="of:=[.D15]*[.E15]" office:value-type="float" office:value="13.2307365769658" calcext:value-type="float">
            <text:p>13.2307365769658</text:p>
          </table:table-cell>
          <table:table-cell table:formula="of:=[.H15]*1.5" office:value-type="float" office:value="19.8461048654488" calcext:value-type="float">
            <text:p>19.8461048654488</text:p>
          </table:table-cell>
          <table:table-cell table:formula="of:=1000*[.H15]/[.F15]" office:value-type="float" office:value="3.67520460471273" calcext:value-type="float">
            <text:p>3.67520460471273</text:p>
          </table:table-cell>
          <table:table-cell table:formula="of:=TRIM([.C15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JaMychal Green (15354801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824306505700511" calcext:value-type="float">
            <text:p>0.824306505700511</text:p>
          </table:table-cell>
          <table:table-cell office:value-type="float" office:value="16" calcext:value-type="float">
            <text:p>16</text:p>
          </table:table-cell>
          <table:table-cell office:value-type="float" office:value="3400" calcext:value-type="float">
            <text:p>3400</text:p>
          </table:table-cell>
          <table:table-cell table:formula="of:=[.D16]*10000/[.F16]" office:value-type="float" office:value="2.42443089911915" calcext:value-type="float">
            <text:p>2.42443089911915</text:p>
          </table:table-cell>
          <table:table-cell table:formula="of:=[.D16]*[.E16]" office:value-type="float" office:value="13.1889040912082" calcext:value-type="float">
            <text:p>13.1889040912082</text:p>
          </table:table-cell>
          <table:table-cell table:formula="of:=[.H16]*1.5" office:value-type="float" office:value="19.7833561368123" calcext:value-type="float">
            <text:p>19.7833561368123</text:p>
          </table:table-cell>
          <table:table-cell table:formula="of:=1000*[.H16]/[.F16]" office:value-type="float" office:value="3.87908943859064" calcext:value-type="float">
            <text:p>3.87908943859064</text:p>
          </table:table-cell>
          <table:table-cell table:formula="of:=TRIM([.C16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Landry Shamet (15354802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564355114059834" calcext:value-type="float">
            <text:p>0.564355114059834</text:p>
          </table:table-cell>
          <table:table-cell office:value-type="float" office:value="14.5" calcext:value-type="float">
            <text:p>14.5</text:p>
          </table:table-cell>
          <table:table-cell office:value-type="float" office:value="3200" calcext:value-type="float">
            <text:p>3200</text:p>
          </table:table-cell>
          <table:table-cell table:formula="of:=[.D17]*10000/[.F17]" office:value-type="float" office:value="1.76360973143698" calcext:value-type="float">
            <text:p>1.76360973143698</text:p>
          </table:table-cell>
          <table:table-cell table:style-name="ce2" table:formula="of:=[.D17]*[.E17]" office:value-type="float" office:value="8.1831491538676" calcext:value-type="float">
            <text:p>8.1831491538676</text:p>
          </table:table-cell>
          <table:table-cell table:formula="of:=[.H17]*1.5" office:value-type="float" office:value="12.2747237308014" calcext:value-type="float">
            <text:p>12.2747237308014</text:p>
          </table:table-cell>
          <table:table-cell table:formula="of:=1000*[.H17]/[.F17]" office:value-type="float" office:value="2.55723411058363" calcext:value-type="float">
            <text:p>2.55723411058363</text:p>
          </table:table-cell>
          <table:table-cell table:formula="of:=TRIM([.C17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Torrey Craig (15354803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34734037273342" calcext:value-type="float">
            <text:p>0.634734037273342</text:p>
          </table:table-cell>
          <table:table-cell office:value-type="float" office:value="23.33" calcext:value-type="float">
            <text:p>23.33</text:p>
          </table:table-cell>
          <table:table-cell office:value-type="float" office:value="2800" calcext:value-type="float">
            <text:p>2800</text:p>
          </table:table-cell>
          <table:table-cell table:formula="of:=[.D18]*10000/[.F18]" office:value-type="float" office:value="2.26690727597622" calcext:value-type="float">
            <text:p>2.26690727597622</text:p>
          </table:table-cell>
          <table:table-cell table:style-name="ce2" table:formula="of:=[.D18]*[.E18]" office:value-type="float" office:value="14.8083450895871" calcext:value-type="float">
            <text:p>14.8083450895871</text:p>
          </table:table-cell>
          <table:table-cell table:formula="of:=[.H18]*1.5" office:value-type="float" office:value="22.2125176343806" calcext:value-type="float">
            <text:p>22.2125176343806</text:p>
          </table:table-cell>
          <table:table-cell table:formula="of:=1000*[.H18]/[.F18]" office:value-type="float" office:value="5.28869467485252" calcext:value-type="float">
            <text:p>5.28869467485252</text:p>
          </table:table-cell>
          <table:table-cell table:formula="of:=TRIM([.C18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Mason Plumlee (15354804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6695645055706" calcext:value-type="float">
            <text:p>1.06695645055706</text:p>
          </table:table-cell>
          <table:table-cell office:value-type="float" office:value="8.37" calcext:value-type="float">
            <text:p>8.37</text:p>
          </table:table-cell>
          <table:table-cell office:value-type="float" office:value="2400" calcext:value-type="float">
            <text:p>2400</text:p>
          </table:table-cell>
          <table:table-cell table:formula="of:=[.D19]*10000/[.F19]" office:value-type="float" office:value="4.44565187732107" calcext:value-type="float">
            <text:p>4.44565187732107</text:p>
          </table:table-cell>
          <table:table-cell table:formula="of:=[.D19]*[.E19]" office:value-type="float" office:value="8.93042549116256" calcext:value-type="float">
            <text:p>8.93042549116256</text:p>
          </table:table-cell>
          <table:table-cell table:formula="of:=[.H19]*1.5" office:value-type="float" office:value="13.3956382367438" calcext:value-type="float">
            <text:p>13.3956382367438</text:p>
          </table:table-cell>
          <table:table-cell table:formula="of:=1000*[.H19]/[.F19]" office:value-type="float" office:value="3.72101062131774" calcext:value-type="float">
            <text:p>3.72101062131774</text:p>
          </table:table-cell>
          <table:table-cell table:formula="of:=TRIM([.C19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Reggie Jackson (15354805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743663254406895" calcext:value-type="float">
            <text:p>0.743663254406895</text:p>
          </table:table-cell>
          <table:table-cell office:value-type="float" office:value="0.98" calcext:value-type="float">
            <text:p>0.98</text:p>
          </table:table-cell>
          <table:table-cell office:value-type="float" office:value="2000" calcext:value-type="float">
            <text:p>2000</text:p>
          </table:table-cell>
          <table:table-cell table:formula="of:=[.D20]*10000/[.F20]" office:value-type="float" office:value="3.71831627203447" calcext:value-type="float">
            <text:p>3.71831627203447</text:p>
          </table:table-cell>
          <table:table-cell table:formula="of:=[.D20]*[.E20]" office:value-type="float" office:value="0.728789989318757" calcext:value-type="float">
            <text:p>0.728789989318757</text:p>
          </table:table-cell>
          <table:table-cell table:formula="of:=[.H20]*1.5" office:value-type="float" office:value="1.09318498397814" calcext:value-type="float">
            <text:p>1.09318498397814</text:p>
          </table:table-cell>
          <table:table-cell table:formula="of:=1000*[.H20]/[.F20]" office:value-type="float" office:value="0.364394994659379" calcext:value-type="float">
            <text:p>0.364394994659379</text:p>
          </table:table-cell>
          <table:table-cell table:formula="of:=TRIM([.C20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PJ Dozier (15354807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9926957943714" calcext:value-type="float">
            <text:p>0.69926957943714</text:p>
          </table:table-cell>
          <table:table-cell office:value-type="float" office:value="0.85" calcext:value-type="float">
            <text:p>0.85</text:p>
          </table:table-cell>
          <table:table-cell office:value-type="float" office:value="1600" calcext:value-type="float">
            <text:p>1600</text:p>
          </table:table-cell>
          <table:table-cell table:formula="of:=[.D21]*10000/[.F21]" office:value-type="float" office:value="4.37043487148212" calcext:value-type="float">
            <text:p>4.37043487148212</text:p>
          </table:table-cell>
          <table:table-cell table:formula="of:=[.D21]*[.E21]" office:value-type="float" office:value="0.594379142521569" calcext:value-type="float">
            <text:p>0.594379142521569</text:p>
          </table:table-cell>
          <table:table-cell table:formula="of:=[.H21]*1.5" office:value-type="float" office:value="0.891568713782353" calcext:value-type="float">
            <text:p>0.891568713782353</text:p>
          </table:table-cell>
          <table:table-cell table:formula="of:=1000*[.H21]/[.F21]" office:value-type="float" office:value="0.37148696407598" calcext:value-type="float">
            <text:p>0.37148696407598</text:p>
          </table:table-cell>
          <table:table-cell table:number-columns-repeated="6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Keita Bates-Diop (15354809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8873058255253" calcext:value-type="float">
            <text:p>0.68873058255253</text:p>
          </table:table-cell>
          <table:table-cell office:value-type="float" office:value="0.8" calcext:value-type="float">
            <text:p>0.8</text:p>
          </table:table-cell>
          <table:table-cell office:value-type="float" office:value="1200" calcext:value-type="float">
            <text:p>1200</text:p>
          </table:table-cell>
          <table:table-cell table:formula="of:=[.D22]*10000/[.F22]" office:value-type="float" office:value="5.73942152127108" calcext:value-type="float">
            <text:p>5.73942152127108</text:p>
          </table:table-cell>
          <table:table-cell table:formula="of:=[.D22]*[.E22]" office:value-type="float" office:value="0.550984466042024" calcext:value-type="float">
            <text:p>0.550984466042024</text:p>
          </table:table-cell>
          <table:table-cell table:formula="of:=[.H22]*1.5" office:value-type="float" office:value="0.826476699063036" calcext:value-type="float">
            <text:p>0.826476699063036</text:p>
          </table:table-cell>
          <table:table-cell table:formula="of:=1000*[.H22]/[.F22]" office:value-type="float" office:value="0.459153721701687" calcext:value-type="float">
            <text:p>0.459153721701687</text:p>
          </table:table-cell>
          <table:table-cell table:formula="of:=TRIM([.C22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Terance Mann (15354811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664456275391343" calcext:value-type="float">
            <text:p>0.664456275391343</text:p>
          </table:table-cell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table:formula="of:=[.D23]*10000/[.F23]" office:value-type="float" office:value="6.64456275391343" calcext:value-type="float">
            <text:p>6.64456275391343</text:p>
          </table:table-cell>
          <table:table-cell table:formula="of:=[.D23]*[.E23]" office:value-type="float" office:value="0.531565020313075" calcext:value-type="float">
            <text:p>0.531565020313075</text:p>
          </table:table-cell>
          <table:table-cell table:formula="of:=[.H23]*1.5" office:value-type="float" office:value="0.797347530469612" calcext:value-type="float">
            <text:p>0.797347530469612</text:p>
          </table:table-cell>
          <table:table-cell table:formula="of:=1000*[.H23]/[.F23]" office:value-type="float" office:value="0.531565020313075" calcext:value-type="float">
            <text:p>0.531565020313075</text:p>
          </table:table-cell>
          <table:table-cell table:formula="of:=TRIM([.C23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913" calcext:value-type="float">
            <text:p>20200913</text:p>
          </table:table-cell>
          <table:table-cell office:value-type="string" calcext:value-type="string">
            <text:p>Joakim Noah (15354813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652256400268202" calcext:value-type="float">
            <text:p>0.652256400268202</text:p>
          </table:table-cell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table:formula="of:=[.D24]*10000/[.F24]" office:value-type="float" office:value="6.52256400268202" calcext:value-type="float">
            <text:p>6.52256400268202</text:p>
          </table:table-cell>
          <table:table-cell table:formula="of:=[.D24]*[.E24]" office:value-type="float" office:value="0.521805120214562" calcext:value-type="float">
            <text:p>0.521805120214562</text:p>
          </table:table-cell>
          <table:table-cell table:formula="of:=[.H24]*1.5" office:value-type="float" office:value="0.782707680321843" calcext:value-type="float">
            <text:p>0.782707680321843</text:p>
          </table:table-cell>
          <table:table-cell table:formula="of:=1000*[.H24]/[.F24]" office:value-type="float" office:value="0.521805120214562" calcext:value-type="float">
            <text:p>0.521805120214562</text:p>
          </table:table-cell>
          <table:table-cell table:formula="of:=TRIM([.C24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24">
          <table:sort>
            <table:sort-by table:field-number="5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20:11:41.577863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9-15T20:24:23.931415240</dc:date>
    <meta:editing-duration>P1DT3H49M42S</meta:editing-duration>
    <meta:editing-cycles>19</meta:editing-cycles>
    <meta:generator>LibreOffice/6.3.5.2$Linux_X86_64 LibreOffice_project/30$Build-2</meta:generator>
    <meta:document-statistic meta:table-count="1" meta:cell-count="263" meta:object-count="0"/>
  </office:meta>
</office:document-meta>
</file>